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6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3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0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4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61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6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7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75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7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7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86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87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89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9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9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9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9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96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97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00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01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02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03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05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06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0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08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10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1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1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13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14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1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1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17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1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1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2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2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2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2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2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2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2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2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3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3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3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3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40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4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4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4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50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51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5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57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65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67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68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69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70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7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7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7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75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7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7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79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8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8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89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95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8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9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 style:data-style-name="N2" text:time-value="16:28:45.4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3-19T16:35:04.600000000</dc:date>
    <meta:editing-duration>P25DT5H20M7S</meta:editing-duration>
    <meta:editing-cycles>705</meta:editing-cycles>
    <meta:generator>LibreOffice/5.0.5.2$Windows_x86 LibreOffice_project/55b006a02d247b5f7215fc6ea0fde844b30035b3</meta:generator>
    <dc:creator>James Petts</dc:creator>
    <meta:document-statistic meta:table-count="3" meta:cell-count="2541" meta:object-count="0"/>
  </office:meta>
</office:document-meta>
</file>